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3.97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_33__20_Dashes_20_3_20_Dots_20__28_var_29_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5" draw:id="id5" draw:layer="layout" svg:width="6.6cm" svg:height="3.4cm" svg:x="2.9cm" svg:y="8.9cm">
          <text:p text:style-name="P1"><text:span text:style-name="T1">&lt;&lt; Object &gt;&gt;</text:span></text:p>
          <text:p text:style-name="P1">ROCKET.bus</text:p>
          <text:p text:style-name="P1">(Squiddle.js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6cm" svg:height="2.2cm" svg:x="18.4cm" svg:y="15.4cm">
          <text:p text:style-name="P1"><text:span text:style-name="T1">&lt;&lt; Constructor &gt;&gt;</text:span></text:p>
          <text:p text:style-name="P1">ROCKET.TestCas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6cm" svg:height="2.2cm" svg:x="18.4cm" svg:y="11.5cm">
          <text:p text:style-name="P1"><text:span text:style-name="T1">&lt;&lt; Constructor &gt;&gt;</text:span></text:p>
          <text:p text:style-name="P1">ROCKET.TestSui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6cm" svg:height="2.2cm" svg:x="18.4cm" svg:y="7.3cm">
          <text:p text:style-name="P1"><text:span text:style-name="T1">&lt;&lt; Constructor &gt;&gt;</text:span></text:p>
          <text:p text:style-name="P1">ROCKET.TestLab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9.2cm" svg:height="2.2cm" svg:x="17.1cm" svg:y="3cm">
          <text:p text:style-name="P1"><text:span text:style-name="T1">&lt;&lt; Constructor &gt;&gt;</text:span></text:p>
          <text:p text:style-name="P1">ROCKET.monitor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1.7cm" svg:y1="13.7cm" svg:x2="21.7cm" svg:y2="15.4cm" draw:start-shape="id1" draw:start-glue-point="2" draw:end-shape="id2" draw:end-glue-point="0" svg:d="m21700 13700v1700">
          <text:p/>
        </draw:connector>
        <draw:connector draw:style-name="gr2" draw:text-style-name="P1" draw:layer="layout" draw:type="curve" svg:x1="21.7cm" svg:y1="9.5cm" svg:x2="21.7cm" svg:y2="11.5cm" draw:start-shape="id3" draw:start-glue-point="2" draw:end-shape="id1" draw:end-glue-point="0" svg:d="m21700 9500v2000">
          <text:p/>
        </draw:connector>
        <draw:connector draw:style-name="gr2" draw:text-style-name="P1" draw:layer="layout" draw:type="curve" svg:x1="17.1cm" svg:y1="4.1cm" svg:x2="6.2cm" svg:y2="8.9cm" draw:start-shape="id4" draw:start-glue-point="3" draw:end-shape="id5" draw:end-glue-point="0" svg:d="m17100 4100c-7267 0-10900 1600-10900 4800">
          <text:p/>
        </draw:connector>
        <draw:connector draw:style-name="gr2" draw:text-style-name="P1" draw:layer="layout" draw:type="curve" svg:x1="18.4cm" svg:y1="16.5cm" svg:x2="6.2cm" svg:y2="12.3cm" draw:start-shape="id2" draw:start-glue-point="3" draw:end-shape="id5" draw:end-glue-point="2" svg:d="m18400 16500c-8134 0-12200-1400-12200-4200">
          <text:p/>
        </draw:connector>
        <draw:connector draw:style-name="gr2" draw:text-style-name="P1" draw:layer="layout" draw:type="line" svg:x1="18.4cm" svg:y1="8.4cm" svg:x2="9.5cm" svg:y2="10.6cm" draw:start-shape="id3" draw:start-glue-point="3" draw:end-shape="id5" draw:end-glue-point="1" svg:d="m18400 8400-8900 2200">
          <text:p/>
        </draw:connector>
        <draw:connector draw:style-name="gr2" draw:text-style-name="P1" draw:layer="layout" draw:type="line" svg:x1="18.4cm" svg:y1="12.6cm" svg:x2="9.5cm" svg:y2="10.6cm" draw:start-shape="id1" draw:start-glue-point="3" draw:end-shape="id5" draw:end-glue-point="1" svg:d="m18400 12600-8900-2000">
          <text:p/>
        </draw:connector>
        <draw:frame draw:style-name="gr3" draw:text-style-name="P2" draw:layer="layout" svg:width="4.475cm" svg:height="0.862cm" draw:transform="rotate (0.174358392274234) translate (9.643cm 4.151cm)">
          <draw:text-box>
            <text:p text:style-name="P2"><text:span text:style-name="T2">triggers / subscribes</text:span></text:p>
          </draw:text-box>
        </draw:frame>
        <draw:frame draw:style-name="gr3" draw:text-style-name="P2" draw:layer="layout" svg:width="4.475cm" svg:height="0.862cm" draw:transform="rotate (0.217642557723693) translate (13.1cm 8.958cm)">
          <draw:text-box>
            <text:p text:style-name="P2"><text:span text:style-name="T2">triggers</text:span></text:p>
          </draw:text-box>
        </draw:frame>
        <draw:frame draw:style-name="gr3" draw:text-style-name="P2" draw:layer="layout" svg:width="4.475cm" svg:height="0.862cm" draw:transform="rotate (-0.177325452002625) translate (13.295cm 10.862cm)">
          <draw:text-box>
            <text:p text:style-name="P2"><text:span text:style-name="T2">triggers</text:span></text:p>
          </draw:text-box>
        </draw:frame>
        <draw:frame draw:style-name="gr3" draw:text-style-name="P2" draw:layer="layout" svg:width="4.475cm" svg:height="0.862cm" draw:transform="rotate (-0.123743843966398) translate (13.059cm 15.592cm)">
          <draw:text-box>
            <text:p text:style-name="P2"><text:span text:style-name="T2">triggers</text:span></text:p>
          </draw:text-box>
        </draw:frame>
      </draw:page>
      <draw:page draw:name="page2" draw:style-name="dp1" draw:master-page-name="Standard">
        <draw:custom-shape draw:style-name="gr4" draw:text-style-name="P1" xml:id="id10" draw:id="id10" draw:layer="layout" svg:width="6.6cm" svg:height="2.2cm" svg:x="22.1cm" svg:y="17.8cm">
          <text:p text:style-name="P1"><text:span text:style-name="T1">&lt;&lt; Constructor &gt;&gt;</text:span></text:p>
          <text:p text:style-name="P1">ROCKET.TestCas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6.6cm" svg:height="2.2cm" svg:x="22.1cm" svg:y="9.2cm">
          <text:p text:style-name="P1"><text:span text:style-name="T1">&lt;&lt; Constructor &gt;&gt;</text:span></text:p>
          <text:p text:style-name="P1">ROCKET.TestSuite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6.6cm" svg:height="2.2cm" svg:x="22.1cm" svg:y="1cm">
          <text:p text:style-name="P1"><text:span text:style-name="T1">&lt;&lt; Constructor &gt;&gt;</text:span></text:p>
          <text:p text:style-name="P1">ROCKET.TestLab</text:p>
          <draw:enhanced-geometry svg:viewBox="0 0 21600 21600" draw:type="rectangle" draw:enhanced-path="M 0 0 L 21600 0 21600 21600 0 21600 0 0 Z N"/>
        </draw:custom-shape>
        <draw:custom-shape draw:style-name="gr6" draw:text-style-name="P1" xml:id="id17" draw:id="id17" draw:layer="layout" svg:width="7.7cm" svg:height="1.7cm" svg:x="1.018cm" svg:y="1.041cm">
          <text:p text:style-name="P1"><text:span text:style-name="T1">&lt;&lt; Constructor &gt;&gt;</text:span></text:p>
          <text:p text:style-name="P1">ROCKET.monitors.HTML</text:p>
          <draw:enhanced-geometry svg:viewBox="0 0 21600 21600" draw:type="rectangle" draw:enhanced-path="M 0 0 L 21600 0 21600 21600 0 21600 0 0 Z N"/>
        </draw:custom-shape>
        <draw:custom-shape draw:style-name="gr6" draw:text-style-name="P1" xml:id="id16" draw:id="id16" draw:layer="layout" svg:width="8.1cm" svg:height="1.8cm" svg:x="1cm" svg:y="18.2cm">
          <text:p text:style-name="P1"><text:span text:style-name="T1">&lt;&lt; Constructor &gt;&gt;</text:span></text:p>
          <text:p text:style-name="P1">ROCKET.monitors.Console</text:p>
          <draw:enhanced-geometry svg:viewBox="0 0 21600 21600" draw:type="rectangle" draw:enhanced-path="M 0 0 L 21600 0 21600 21600 0 21600 0 0 Z N"/>
        </draw:custom-shape>
        <draw:custom-shape draw:style-name="gr5" draw:text-style-name="P1" xml:id="id15" draw:id="id15" draw:layer="layout" svg:width="6.4cm" svg:height="1.7cm" svg:x="11.6cm" svg:y="2.482cm">
          <text:p text:style-name="P1"><text:span text:style-name="T2">&lt;&lt; Event &gt;&gt;</text:span></text:p>
          <text:p text:style-name="P1"><text:span text:style-name="T1">ROCKET.TestLab.run.start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6.8cm" svg:height="1.8cm" svg:x="11.4cm" svg:y="6.982cm">
          <text:p text:style-name="P1"><text:span text:style-name="T2">&lt;&lt; Event &gt;&gt;</text:span></text:p>
          <text:p text:style-name="P1"><text:span text:style-name="T1">ROCKET.TestSuite.run.start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8cm" svg:height="1.8cm" svg:x="11cm" svg:y="11.8cm">
          <text:p text:style-name="P1"><text:span text:style-name="T2">&lt;&lt; Event &gt;&gt;</text:span></text:p>
          <text:p text:style-name="P1"><text:span text:style-name="T1">ROCKET.TestCase.result.success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6.4cm" svg:height="1.7cm" svg:x="11.5cm" svg:y="4.682cm">
          <text:p text:style-name="P1"><text:span text:style-name="T2">&lt;&lt; Event &gt;&gt;</text:span></text:p>
          <text:p text:style-name="P1"><text:span text:style-name="T1">ROCKET.TestLab.run.end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2" draw:id="id12" draw:layer="layout" svg:width="8cm" svg:height="1.8cm" svg:x="11.1cm" svg:y="14.2cm">
          <text:p text:style-name="P1"><text:span text:style-name="T2">&lt;&lt; Event &gt;&gt;</text:span></text:p>
          <text:p text:style-name="P1"><text:span text:style-name="T1">ROCKET.TestCase.result.failure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3" draw:id="id13" draw:layer="layout" svg:width="8cm" svg:height="1.8cm" svg:x="11.1cm" svg:y="16.6cm">
          <text:p text:style-name="P1"><text:span text:style-name="T2">&lt;&lt; Event &gt;&gt;</text:span></text:p>
          <text:p text:style-name="P1"><text:span text:style-name="T1">ROCKET.TestCase.result.error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6.8cm" svg:height="1.8cm" svg:x="11.5cm" svg:y="9.4cm">
          <text:p text:style-name="P1"><text:span text:style-name="T2">&lt;&lt; Event &gt;&gt;</text:span></text:p>
          <text:p text:style-name="P1"><text:span text:style-name="T1">ROCKET.TestSuite.run.end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25.4cm" svg:y1="3.2cm" svg:x2="17.9cm" svg:y2="5.532cm" draw:start-shape="id6" draw:start-glue-point="2" draw:end-shape="id7" draw:end-glue-point="10" svg:d="m25400 3200c0 1555-2500 2332-7500 2332">
          <text:p/>
        </draw:connector>
        <draw:connector draw:style-name="gr2" draw:text-style-name="P1" draw:layer="layout" draw:type="curve" svg:x1="25.4cm" svg:y1="9.2cm" svg:x2="18.2cm" svg:y2="7.882cm" draw:start-shape="id8" draw:start-glue-point="0" draw:end-shape="id9" draw:end-glue-point="10" svg:d="m25400 9200c0-879-2400-1318-7200-1318">
          <text:p/>
        </draw:connector>
        <draw:connector draw:style-name="gr8" draw:text-style-name="P1" draw:layer="layout" draw:type="curve" svg:x1="25.4cm" svg:y1="17.8cm" svg:x2="19cm" svg:y2="12.7cm" draw:start-shape="id10" draw:start-glue-point="0" draw:end-shape="id11" draw:end-glue-point="10" svg:d="m25400 17800c0-3400-2133-5100-6400-5100">
          <text:p/>
        </draw:connector>
        <draw:connector draw:style-name="gr8" draw:text-style-name="P1" draw:layer="layout" draw:type="line" svg:x1="25.4cm" svg:y1="17.8cm" svg:x2="19.1cm" svg:y2="15.1cm" draw:start-shape="id10" draw:start-glue-point="0" draw:end-shape="id12" draw:end-glue-point="10" svg:d="m25400 17800-6300-2700">
          <text:p/>
        </draw:connector>
        <draw:connector draw:style-name="gr8" draw:text-style-name="P1" draw:layer="layout" draw:type="line" svg:x1="22.1cm" svg:y1="18.9cm" svg:x2="19.1cm" svg:y2="17.5cm" draw:start-shape="id10" draw:start-glue-point="3" draw:end-shape="id13" draw:end-glue-point="10" svg:d="m22100 18900-3000-1400">
          <text:p/>
        </draw:connector>
        <draw:connector draw:style-name="gr2" draw:text-style-name="P1" draw:layer="layout" draw:type="line" svg:x1="22.1cm" svg:y1="10.3cm" svg:x2="18.3cm" svg:y2="10.3cm" draw:start-shape="id8" draw:start-glue-point="3" draw:end-shape="id14" draw:end-glue-point="10" svg:d="m22100 10300h-3800">
          <text:p/>
        </draw:connector>
        <draw:connector draw:style-name="gr7" draw:text-style-name="P1" draw:layer="layout" draw:type="line" svg:x1="22.1cm" svg:y1="2.1cm" svg:x2="18cm" svg:y2="3.332cm" draw:start-shape="id6" draw:start-glue-point="3" draw:end-shape="id15" draw:end-glue-point="10" svg:d="m22100 2100-4100 1232">
          <text:p/>
        </draw:connector>
        <draw:connector draw:style-name="gr8" draw:text-style-name="P1" draw:layer="layout" draw:type="curve" svg:x1="15.1cm" svg:y1="18.4cm" svg:x2="9.1cm" svg:y2="19.1cm" draw:start-shape="id13" draw:start-glue-point="8" draw:end-shape="id16" svg:d="m15100 18400c0 467-2000 700-6000 700">
          <text:p/>
        </draw:connector>
        <draw:connector draw:style-name="gr8" draw:text-style-name="P1" draw:layer="layout" draw:type="curve" svg:x1="12.271cm" svg:y1="15.737cm" svg:x2="5.05cm" svg:y2="18.2cm" draw:start-shape="id12" draw:start-glue-point="7" draw:end-shape="id16" draw:end-glue-point="0" svg:d="m12271 15737c0 2046-7221 815-7221 2463">
          <text:p/>
        </draw:connector>
        <draw:connector draw:style-name="gr2" draw:text-style-name="P1" draw:layer="layout" draw:type="curve" svg:x1="11.5cm" svg:y1="10.3cm" svg:x2="9.1cm" svg:y2="19.1cm" draw:start-shape="id14" draw:start-glue-point="6" draw:end-shape="id16" draw:end-glue-point="1" svg:d="m11500 10300c-1800 0-600 8800-2400 8800">
          <text:p/>
        </draw:connector>
        <draw:connector draw:style-name="gr7" draw:text-style-name="P1" draw:layer="layout" draw:type="curve" svg:x1="11.5cm" svg:y1="5.532cm" svg:x2="5.05cm" svg:y2="18.2cm" draw:start-shape="id7" draw:start-glue-point="6" draw:end-shape="id16" draw:end-glue-point="0" svg:d="m11500 5532c-4300 0-6450 4222-6450 12668">
          <text:p/>
        </draw:connector>
        <draw:connector draw:style-name="gr7" draw:text-style-name="P1" draw:layer="layout" draw:type="curve" svg:x1="14.8cm" svg:y1="2.482cm" svg:x2="8.718cm" svg:y2="1.891cm" draw:start-shape="id15" draw:start-glue-point="4" draw:end-shape="id17" draw:end-glue-point="1" svg:d="m14800 2482c0-394-2027-591-6082-591">
          <text:p/>
        </draw:connector>
        <draw:connector draw:style-name="gr7" draw:text-style-name="P1" draw:layer="layout" draw:type="curve" svg:x1="12.437cm" svg:y1="4.931cm" svg:x2="4.868cm" svg:y2="2.741cm" draw:start-shape="id7" draw:start-glue-point="5" draw:end-shape="id17" draw:end-glue-point="2" svg:d="m12437 4931c0-1828-7569-734-7569-2190">
          <text:p/>
        </draw:connector>
        <draw:connector draw:style-name="gr2" draw:text-style-name="P1" draw:layer="layout" draw:type="curve" svg:x1="11.4cm" svg:y1="7.882cm" svg:x2="4.868cm" svg:y2="2.741cm" draw:start-shape="id9" draw:start-glue-point="6" draw:end-shape="id17" draw:end-glue-point="2" svg:d="m11400 7882c-4355 0-6532-1713-6532-5141">
          <text:p/>
        </draw:connector>
        <draw:connector draw:style-name="gr2" draw:text-style-name="P1" draw:layer="layout" draw:type="curve" svg:x1="11.5cm" svg:y1="10.3cm" svg:x2="4.868cm" svg:y2="2.741cm" draw:start-shape="id14" draw:start-glue-point="6" draw:end-shape="id17" draw:end-glue-point="2" svg:d="m11500 10300c-4422 0-6632-2519-6632-7559">
          <text:p/>
        </draw:connector>
        <draw:connector draw:style-name="gr8" draw:text-style-name="P1" draw:layer="layout" draw:type="curve" svg:x1="11cm" svg:y1="12.7cm" svg:x2="4.868cm" svg:y2="2.741cm" draw:start-shape="id11" draw:start-glue-point="6" draw:end-shape="id17" draw:end-glue-point="2" svg:d="m11000 12700c-4088 0-6132-3319-6132-9959">
          <text:p/>
        </draw:connector>
        <draw:connector draw:style-name="gr8" draw:text-style-name="P1" draw:layer="layout" draw:type="curve" svg:x1="11.1cm" svg:y1="15.1cm" svg:x2="8.718cm" svg:y2="1.891cm" draw:start-shape="id12" draw:start-glue-point="6" draw:end-shape="id17" draw:end-glue-point="1" svg:d="m11100 15100c-1786 0-596-13209-2382-13209">
          <text:p/>
        </draw:connector>
        <draw:connector draw:style-name="gr8" draw:text-style-name="P1" draw:layer="layout" draw:type="curve" svg:x1="11.1cm" svg:y1="17.5cm" svg:x2="4.868cm" svg:y2="2.741cm" draw:start-shape="id13" draw:start-glue-point="6" draw:end-shape="id17" draw:end-glue-point="2" svg:d="m11100 17500c-4155 0-6232-4919-6232-1475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 </meta:initial-creator>
    <meta:creation-date>2012-04-07T12:10:10</meta:creation-date>
    <dc:date>2012-04-22T12:41:14</dc:date>
    <dc:creator>j </dc:creator>
    <meta:editing-duration>PT1H17M23S</meta:editing-duration>
    <meta:editing-cycles>9</meta:editing-cycles>
    <meta:generator>LibreOffice/3.4$Unix LibreOffice_project/340m1$Build-402</meta:generator>
    <meta:document-statistic meta:object-count="45"/>
  </office:meta>
</office:document-meta>
</file>